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Cases" style:family="table">
      <style:table-properties style:width="17.595cm" fo:margin-left="0cm" table:align="left"/>
    </style:style>
    <style:style style:name="TestCases.A" style:family="table-column">
      <style:table-column-properties style:column-width="4.397cm"/>
    </style:style>
    <style:style style:name="TestCases.B" style:family="table-column">
      <style:table-column-properties style:column-width="6.292cm"/>
    </style:style>
    <style:style style:name="TestCases.C" style:family="table-column">
      <style:table-column-properties style:column-width="3.307cm"/>
    </style:style>
    <style:style style:name="TestCases.D" style:family="table-column">
      <style:table-column-properties style:column-width="3.598cm"/>
    </style:style>
    <style:style style:name="TestCases.A1" style:family="table-cell">
      <style:table-cell-properties fo:padding="0.097cm" fo:border-left="0.05pt solid #000000" fo:border-right="none" fo:border-top="0.05pt solid #000000" fo:border-bottom="0.05pt solid #000000"/>
    </style:style>
    <style:style style:name="TestCases.D1" style:family="table-cell">
      <style:table-cell-properties fo:padding="0.097cm" fo:border="0.05pt solid #000000"/>
    </style:style>
    <style:style style:name="TestCases.A2" style:family="table-cell">
      <style:table-cell-properties fo:padding="0.097cm" fo:border-left="0.05pt solid #000000" fo:border-right="none" fo:border-top="none" fo:border-bottom="0.05pt solid #000000"/>
    </style:style>
    <style:style style:name="TestCases.D2" style:family="table-cell">
      <style:table-cell-properties fo:padding="0.097cm" fo:border-left="0.05pt solid #000000" fo:border-right="0.05pt solid #000000" fo:border-top="none" fo:border-bottom="0.05pt solid #000000"/>
    </style:style>
    <style:style style:name="ModularCode" style:family="table">
      <style:table-properties style:width="17.595cm" fo:margin-left="0cm" table:align="left"/>
    </style:style>
    <style:style style:name="ModularCode.A" style:family="table-column">
      <style:table-column-properties style:column-width="15.61cm"/>
    </style:style>
    <style:style style:name="ModularCode.B" style:family="table-column">
      <style:table-column-properties style:column-width="1.984cm"/>
    </style:style>
    <style:style style:name="ModularCode.A1" style:family="table-cell">
      <style:table-cell-properties fo:padding="0.097cm" fo:border-left="0.05pt solid #000000" fo:border-right="none" fo:border-top="0.05pt solid #000000" fo:border-bottom="0.05pt solid #000000"/>
    </style:style>
    <style:style style:name="ModularCode.B1" style:family="table-cell">
      <style:table-cell-properties fo:padding="0.097cm" fo:border="0.05pt solid #000000"/>
    </style:style>
    <style:style style:name="ModularCode.A2" style:family="table-cell">
      <style:table-cell-properties fo:padding="0.097cm" fo:border-left="0.05pt solid #000000" fo:border-right="none" fo:border-top="none" fo:border-bottom="0.05pt solid #000000"/>
    </style:style>
    <style:style style:name="ModularCode.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5.61cm"/>
    </style:style>
    <style:style style:name="Table2.B" style:family="table-column">
      <style:table-column-properties style:column-width="1.98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15.61cm"/>
    </style:style>
    <style:style style:name="Table1.B" style:family="table-column">
      <style:table-column-properties style:column-width="1.9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rsid="0006e4ab" officeooo:paragraph-rsid="0006e4ab" style:font-size-asian="12.25pt" style:font-size-complex="14pt"/>
    </style:style>
    <style:style style:name="P2" style:family="paragraph" style:parent-style-name="Standard">
      <style:paragraph-properties fo:text-align="center" style:justify-single-word="false"/>
      <style:text-properties fo:font-size="14pt" officeooo:rsid="000b3be3" officeooo:paragraph-rsid="000b3be3" style:font-size-asian="12.25pt" style:font-size-complex="14pt"/>
    </style:style>
    <style:style style:name="P3" style:family="paragraph" style:parent-style-name="Standard">
      <style:paragraph-properties fo:text-align="center" style:justify-single-word="false"/>
      <style:text-properties fo:font-size="14pt" officeooo:rsid="0006e4ab" officeooo:paragraph-rsid="0006e4ab" style:font-size-asian="14pt" style:font-size-complex="14pt"/>
    </style:style>
    <style:style style:name="P4" style:family="paragraph" style:parent-style-name="Standard">
      <style:paragraph-properties fo:text-align="center" style:justify-single-word="false"/>
      <style:text-properties fo:font-size="22pt" officeooo:rsid="0006e4ab" officeooo:paragraph-rsid="0006e4ab" style:font-size-asian="22pt" style:font-size-complex="22pt"/>
    </style:style>
    <style:style style:name="P5" style:family="paragraph" style:parent-style-name="Text_20_body">
      <style:paragraph-properties fo:text-align="justify" style:justify-single-word="false"/>
      <style:text-properties fo:font-size="14pt" officeooo:rsid="000b3be3" officeooo:paragraph-rsid="000b3be3" style:font-size-asian="12.25pt" style:font-size-complex="14pt"/>
    </style:style>
    <style:style style:name="P6" style:family="paragraph" style:parent-style-name="Text_20_body">
      <style:paragraph-properties fo:text-align="justify" style:justify-single-word="false"/>
      <style:text-properties fo:font-size="14pt" officeooo:rsid="000a6b17" officeooo:paragraph-rsid="00124093" style:font-size-asian="12.25pt" style:font-size-complex="14pt"/>
    </style:style>
    <style:style style:name="P7" style:family="paragraph" style:parent-style-name="Text_20_body">
      <style:paragraph-properties fo:text-align="start" style:justify-single-word="false"/>
      <style:text-properties fo:font-size="14pt" officeooo:rsid="000b3be3" officeooo:paragraph-rsid="000b3be3" style:font-size-asian="14pt" style:font-size-complex="14pt"/>
    </style:style>
    <style:style style:name="P8" style:family="paragraph" style:parent-style-name="Table_20_Contents">
      <style:text-properties officeooo:rsid="000a6b17" officeooo:paragraph-rsid="000a6b17"/>
    </style:style>
    <style:style style:name="P9" style:family="paragraph" style:parent-style-name="Table_20_Contents">
      <style:paragraph-properties fo:text-align="center" style:justify-single-word="false"/>
      <style:text-properties fo:font-weight="bold" officeooo:rsid="000a6b17" officeooo:paragraph-rsid="000a6b17" style:font-weight-asian="bold" style:font-weight-complex="bold"/>
    </style:style>
    <style:style style:name="P10" style:family="paragraph" style:parent-style-name="Table_20_Contents">
      <style:paragraph-properties fo:text-align="center" style:justify-single-word="false"/>
      <style:text-properties fo:font-size="12pt" fo:font-weight="bold" officeooo:rsid="000a6b17" officeooo:paragraph-rsid="000a6b17" style:font-size-asian="12pt" style:font-weight-asian="bold" style:font-size-complex="12pt"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able_20_Contents">
      <style:text-properties fo:font-size="12pt" officeooo:rsid="000a6b17" officeooo:paragraph-rsid="000a6b17" style:font-size-asian="12pt" style:font-size-complex="12pt"/>
    </style:style>
    <style:style style:name="P13" style:family="paragraph" style:parent-style-name="Table_20_Contents">
      <style:text-properties fo:font-size="12pt" officeooo:rsid="0012fb78" officeooo:paragraph-rsid="0012fb78" style:font-size-asian="12pt" style:font-size-complex="12pt"/>
    </style:style>
    <style:style style:name="P14" style:family="paragraph" style:parent-style-name="Table_20_Contents">
      <style:text-properties fo:font-size="12pt" officeooo:rsid="00147908" officeooo:paragraph-rsid="0014bad7" style:font-size-asian="12pt" style:font-size-complex="12pt"/>
    </style:style>
    <style:style style:name="P15" style:family="paragraph" style:parent-style-name="Table_20_Contents">
      <style:text-properties fo:font-size="12pt" officeooo:rsid="0014bad7" officeooo:paragraph-rsid="0014bad7" style:font-size-asian="12pt" style:font-size-complex="12pt"/>
    </style:style>
    <style:style style:name="P16" style:family="paragraph" style:parent-style-name="Table_20_Contents">
      <style:text-properties officeooo:rsid="0010ad57" officeooo:paragraph-rsid="0010ad57"/>
    </style:style>
    <style:style style:name="P17" style:family="paragraph" style:parent-style-name="Standard">
      <style:paragraph-properties fo:text-align="justify" style:justify-single-word="false"/>
      <style:text-properties officeooo:rsid="001d14cc" officeooo:paragraph-rsid="001d14cc"/>
    </style:style>
    <style:style style:name="P18" style:family="paragraph" style:parent-style-name="Text_20_body">
      <style:paragraph-properties fo:text-align="justify" style:justify-single-word="false"/>
      <style:text-properties officeooo:rsid="00123e21" officeooo:paragraph-rsid="00123e21"/>
    </style:style>
    <style:style style:name="P19" style:family="paragraph" style:parent-style-name="Text_20_body">
      <style:paragraph-properties fo:text-align="justify" style:justify-single-word="false"/>
      <style:text-properties officeooo:rsid="001d14cc" officeooo:paragraph-rsid="001d14cc"/>
    </style:style>
    <style:style style:name="P20" style:family="paragraph" style:parent-style-name="Contents_20_Heading">
      <style:paragraph-properties fo:break-before="page"/>
    </style:style>
    <style:style style:name="P21" style:family="paragraph" style:parent-style-name="Heading_20_1">
      <style:paragraph-properties fo:text-align="justify" style:justify-single-word="false"/>
    </style:style>
    <style:style style:name="P22" style:family="paragraph" style:parent-style-name="Heading_20_1">
      <style:paragraph-properties fo:text-align="justify" style:justify-single-word="false" fo:break-before="page"/>
    </style:style>
    <style:style style:name="P23" style:family="paragraph" style:parent-style-name="Heading_20_1">
      <style:paragraph-properties fo:break-before="page"/>
      <style:text-properties officeooo:paragraph-rsid="001d14cc"/>
    </style:style>
    <style:style style:name="P24" style:family="paragraph" style:parent-style-name="Heading_20_2">
      <style:paragraph-properties fo:text-align="justify" style:justify-single-word="false"/>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Heading_20_3">
      <style:paragraph-properties fo:text-align="justify" style:justify-single-word="false"/>
    </style:style>
    <style:style style:name="P27" style:family="paragraph" style:parent-style-name="Heading_20_3">
      <style:paragraph-properties fo:text-align="justify" style:justify-single-word="false"/>
      <style:text-properties fo:font-size="14pt" officeooo:rsid="000d3b40" officeooo:paragraph-rsid="001a1e1c" style:font-size-asian="14pt" style:font-size-complex="14pt"/>
    </style:style>
    <style:style style:name="P28" style:family="paragraph" style:parent-style-name="Heading_20_3">
      <style:paragraph-properties fo:text-align="justify" style:justify-single-word="false"/>
      <style:text-properties fo:font-size="14pt" officeooo:rsid="000d3b40" officeooo:paragraph-rsid="001d14cc" style:font-size-asian="14pt" style:font-size-complex="14pt"/>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Table_20_Contents">
      <style:text-properties fo:font-size="12pt" style:font-size-asian="12pt" style:font-size-complex="12pt"/>
    </style:style>
    <style:style style:name="P31" style:family="paragraph" style:parent-style-name="Table_20_Contents">
      <style:text-properties fo:font-size="12pt" officeooo:rsid="0019641e" officeooo:paragraph-rsid="0019641e" style:font-size-asian="12pt" style:font-size-complex="12pt"/>
    </style:style>
    <style:style style:name="P32" style:family="paragraph" style:parent-style-name="Table_20_Contents">
      <style:text-properties fo:font-size="12pt" officeooo:rsid="0019b0f3" officeooo:paragraph-rsid="0019b0f3" style:font-size-asian="12pt" style:font-size-complex="12pt"/>
    </style:style>
    <style:style style:name="P33" style:family="paragraph" style:parent-style-name="Table_20_Contents">
      <style:text-properties fo:font-size="12pt" officeooo:rsid="000a6b17" officeooo:paragraph-rsid="001d14cc" style:font-size-asian="12pt" style:font-size-complex="12pt"/>
    </style:style>
    <style:style style:name="P34" style:family="paragraph" style:parent-style-name="Table_20_Contents">
      <style:text-properties fo:font-size="12pt" officeooo:rsid="0012fb78" officeooo:paragraph-rsid="001d14cc" style:font-size-asian="12pt" style:font-size-complex="12pt"/>
    </style:style>
    <style:style style:name="P35" style:family="paragraph" style:parent-style-name="Table_20_Contents">
      <style:text-properties fo:font-size="12pt" officeooo:paragraph-rsid="001d14cc" style:font-size-asian="12pt" style:font-size-complex="12pt"/>
    </style:style>
    <style:style style:name="P36" style:family="paragraph" style:parent-style-name="Table_20_Contents">
      <style:text-properties fo:font-size="12pt" officeooo:rsid="001d14cc" officeooo:paragraph-rsid="001d14cc" style:font-size-asian="12pt" style:font-size-complex="12pt"/>
    </style:style>
    <style:style style:name="P37" style:family="paragraph" style:parent-style-name="Table_20_Contents">
      <style:text-properties fo:font-size="12pt" officeooo:rsid="001dd2c8" officeooo:paragraph-rsid="001dd2c8" style:font-size-asian="12pt" style:font-size-complex="12pt"/>
    </style:style>
    <style:style style:name="P38" style:family="paragraph" style:parent-style-name="Table_20_Contents">
      <style:text-properties fo:font-size="12pt" officeooo:rsid="001fabec" officeooo:paragraph-rsid="001fabec" style:font-size-asian="12pt" style:font-size-complex="12pt"/>
    </style:style>
    <style:style style:name="P39" style:family="paragraph" style:parent-style-name="Table_20_Contents">
      <style:paragraph-properties fo:text-align="center" style:justify-single-word="false"/>
      <style:text-properties fo:font-size="12pt" fo:font-weight="bold" officeooo:rsid="000a6b17" officeooo:paragraph-rsid="001d14cc" style:font-size-asian="12pt" style:font-weight-asian="bold" style:font-size-complex="12pt" style:font-weight-complex="bold"/>
    </style:style>
    <style:style style:name="P40" style:family="paragraph" style:parent-style-name="Table_20_Contents">
      <style:text-properties officeooo:rsid="0019b0f3" officeooo:paragraph-rsid="0019b0f3"/>
    </style:style>
    <style:style style:name="P41" style:family="paragraph" style:parent-style-name="Table_20_Contents">
      <style:text-properties officeooo:rsid="001d14cc" officeooo:paragraph-rsid="001d14cc"/>
    </style:style>
    <style:style style:name="P4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01a1e1c" style:font-size-asian="14pt" style:font-size-complex="14pt"/>
    </style:style>
    <style:style style:name="T3" style:family="text">
      <style:text-properties fo:font-size="14pt" style:font-size-asian="12.25pt" style:font-size-complex="14pt"/>
    </style:style>
    <style:style style:name="T4" style:family="text">
      <style:text-properties fo:font-size="14pt" officeooo:rsid="0017ef4d" style:font-size-asian="12.25pt" style:font-size-complex="14pt"/>
    </style:style>
    <style:style style:name="T5" style:family="text">
      <style:text-properties officeooo:rsid="000b3be3"/>
    </style:style>
    <style:style style:name="T6" style:family="text">
      <style:text-properties officeooo:rsid="000c251d"/>
    </style:style>
    <style:style style:name="T7" style:family="text">
      <style:text-properties officeooo:rsid="0010ad57"/>
    </style:style>
    <style:style style:name="T8" style:family="text">
      <style:text-properties officeooo:rsid="00147908"/>
    </style:style>
    <style:style style:name="T9" style:family="text">
      <style:text-properties officeooo:rsid="001544c1"/>
    </style:style>
    <style:style style:name="T10" style:family="text">
      <style:text-properties officeooo:rsid="00124093"/>
    </style:style>
    <style:style style:name="T11" style:family="text">
      <style:text-properties officeooo:rsid="0012fb78"/>
    </style:style>
    <style:style style:name="T12" style:family="text">
      <style:text-properties officeooo:rsid="0014bad7"/>
    </style:style>
    <style:style style:name="T13" style:family="text">
      <style:text-properties officeooo:rsid="001727ff"/>
    </style:style>
    <style:style style:name="T14" style:family="text">
      <style:text-properties officeooo:rsid="0017ef4d"/>
    </style:style>
    <style:style style:name="T15" style:family="text">
      <style:text-properties officeooo:rsid="0019641e"/>
    </style:style>
    <style:style style:name="T16" style:family="text">
      <style:text-properties officeooo:rsid="0019b0f3"/>
    </style:style>
    <style:style style:name="T17" style:family="text">
      <style:text-properties officeooo:rsid="001a1e1c"/>
    </style:style>
    <style:style style:name="T18" style:family="text">
      <style:text-properties officeooo:rsid="001d14cc"/>
    </style:style>
    <style:style style:name="T19" style:family="text">
      <style:text-properties officeooo:rsid="001dd2c8"/>
    </style:style>
    <style:style style:name="T20" style:family="text">
      <style:text-properties officeooo:rsid="001fabec"/>
    </style:style>
    <style:style style:name="T21" style:family="text">
      <style:text-properties officeooo:rsid="00213040"/>
    </style:style>
    <style:style style:name="T22" style:family="text">
      <style:text-properties officeooo:rsid="0021fa8d"/>
    </style:style>
    <style:style style:name="T23" style:family="text">
      <style:text-properties officeooo:rsid="0023562b"/>
    </style:style>
    <style:style style:name="T24" style:family="text">
      <style:text-properties officeooo:rsid="002480b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Test Plan and Procedure – <text:span text:style-name="T5">P1.3</text:span></text:p>
      <text:p text:style-name="P2">ECE 3740 – Ken Ferens – <text:span text:style-name="T6">Fall 2017</text:span></text:p>
      <text:p text:style-name="P2">Assignment 1.<text:span text:style-name="T13">3</text:span></text:p>
      <text:p text:style-name="P1">Daniel Lovegrove</text:p>
      <text:p text:style-name="P1"><text:span text:style-name="T13">October 3,</text:span> 2017</text:p>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ext_20_body"/>
          </text:index-source-styles>
        </text:table-of-content-source>
        <text:index-body>
          <text:index-title text:style-name="Sect1" text:name="Table of Contents1_Head">
            <text:p text:style-name="P20">TABLE OF CONTENTS</text:p>
          </text:index-title>
          <text:p text:style-name="P25"><text:a xlink:type="simple" xlink:href="#__RefHeading___Toc837_67449277" text:style-name="Index_20_Link" text:visited-style-name="Index_20_Link"><text:span text:style-name="T1">1. INTRODUCTION<text:tab/>3</text:span></text:a></text:p>
          <text:p text:style-name="P29"><text:a xlink:type="simple" xlink:href="#__RefHeading___Toc627_67449277" text:style-name="Index_20_Link" text:visited-style-name="Index_20_Link"><text:span text:style-name="T1">1.1 Purpose of the Test Plan Document<text:tab/>3</text:span></text:a></text:p>
          <text:p text:style-name="P25"><text:a xlink:type="simple" xlink:href="#__RefHeading___Toc1360_67449277" text:style-name="Index_20_Link" text:visited-style-name="Index_20_Link"><text:span text:style-name="T1">2. TESTING<text:tab/>3</text:span></text:a></text:p>
          <text:p text:style-name="P29"><text:a xlink:type="simple" xlink:href="#__RefHeading___Toc1362_67449277" text:style-name="Index_20_Link" text:visited-style-name="Index_20_Link"><text:span text:style-name="T1">2.1 Test Plan and Cases<text:tab/>3</text:span></text:a></text:p>
          <text:p text:style-name="P29"><text:a xlink:type="simple" xlink:href="#__RefHeading___Toc1364_67449277" text:style-name="Index_20_Link" text:visited-style-name="Index_20_Link"><text:span text:style-name="T1">2.2 Test Procedures<text:tab/>3</text:span></text:a></text:p>
          <text:p text:style-name="P42"><text:a xlink:type="simple" xlink:href="#__RefHeading___Toc1366_67449277" text:style-name="Index_20_Link" text:visited-style-name="Index_20_Link"><text:span text:style-name="T1">2.2.1 TCP/IP LED and PB Monitor Functionality<text:tab/>3</text:span></text:a></text:p>
          <text:p text:style-name="P42"><text:a xlink:type="simple" xlink:href="#__RefHeading___Toc269_1733111289" text:style-name="Index_20_Link" text:visited-style-name="Index_20_Link"><text:span text:style-name="T1">2.2.2 Server Disconnect Functionality<text:tab/>5</text:span></text:a></text:p>
          <text:p text:style-name="P42"><text:a xlink:type="simple" xlink:href="#__RefHeading___Toc271_1733111289" text:style-name="Index_20_Link" text:visited-style-name="Index_20_Link"><text:span text:style-name="T1">2.2.3 Error Handling<text:tab/>5</text:span></text:a></text:p>
          <text:p text:style-name="P25"><text:a xlink:type="simple" xlink:href="#__RefHeading___Toc1369_67449277" text:style-name="Index_20_Link" text:visited-style-name="Index_20_Link"><text:span text:style-name="T1">3. TEST PLAN TEMPLATE APPROVAL<text:tab/>6</text:span></text:a></text:p>
          <text:p text:style-name="P25"><text:a xlink:type="simple" xlink:href="#__RefHeading___Toc1371_67449277" text:style-name="Index_20_Link" text:visited-style-name="Index_20_Link"><text:span text:style-name="T1">4. REFERENCES<text:tab/>6</text:span></text:a></text:p>
        </text:index-body>
      </text:table-of-content>
      <text:p text:style-name="P3"/>
      <text:h text:style-name="P22" text:outline-level="1"><text:bookmark-start text:name="__RefHeading___Toc837_67449277"/>1. INTRODUCTION<text:bookmark-end text:name="__RefHeading___Toc837_67449277"/></text:h>
      <text:h text:style-name="P24" text:outline-level="2"><text:bookmark-start text:name="__RefHeading___Toc627_67449277"/><text:bookmark-start text:name="__DdeLink__262_1733111289"/>1.1 Purpose of the Test Plan Document<text:bookmark-end text:name="__RefHeading___Toc627_67449277"/><text:bookmark-end text:name="__DdeLink__262_1733111289"/></text:h>
      <text:p text:style-name="P18"><text:span text:style-name="T4">T</text:span><text:span text:style-name="T3">his document tests whether </text:span><text:span text:style-name="T4">the program to toggle LEDs and monitor push buttons on the MX7CK board works by connecting to a TCP server on the board, and issuing commands through a Telnet client to interface with the board.</text:span></text:p>
      <text:h text:style-name="P21" text:outline-level="1"><text:bookmark-start text:name="__RefHeading___Toc1360_67449277"/>2. TESTING<text:bookmark-end text:name="__RefHeading___Toc1360_67449277"/></text:h>
      <text:h text:style-name="P24" text:outline-level="2"><text:bookmark-start text:name="__RefHeading___Toc1362_67449277"/>2.1 Test Plan and Cases<text:bookmark-end text:name="__RefHeading___Toc1362_67449277"/></text:h>
      <table:table table:name="TestCases" table:style-name="TestCases">
        <table:table-column table:style-name="TestCases.A"/>
        <table:table-column table:style-name="TestCases.B"/>
        <table:table-column table:style-name="TestCases.C"/>
        <table:table-column table:style-name="TestCases.D"/>
        <table:table-row>
          <table:table-cell table:style-name="TestCases.A1" office:value-type="string">
            <text:p text:style-name="P9">Item to Test</text:p>
          </table:table-cell>
          <table:table-cell table:style-name="TestCases.A1" office:value-type="string">
            <text:p text:style-name="P9">Test Description</text:p>
          </table:table-cell>
          <table:table-cell table:style-name="TestCases.A1" office:value-type="string">
            <text:p text:style-name="P9">Test Date</text:p>
          </table:table-cell>
          <table:table-cell table:style-name="TestCases.D1" office:value-type="string">
            <text:p text:style-name="P9">Responsibility</text:p>
          </table:table-cell>
        </table:table-row>
        <table:table-row>
          <table:table-cell table:style-name="TestCases.A2" office:value-type="string">
            <text:p text:style-name="P16">TCP/IP <text:span text:style-name="T14">LED and PB monitor functionality.</text:span></text:p>
          </table:table-cell>
          <table:table-cell table:style-name="TestCases.A2" office:value-type="string">
            <text:p text:style-name="P16">Load the MX7CK board with a TCP/IP <text:span text:style-name="T14">server program, and issue requests to the server to toggle LEDs and monitor push buttons.</text:span></text:p>
          </table:table-cell>
          <table:table-cell table:style-name="TestCases.A2" office:value-type="string">
            <text:p text:style-name="Table_20_Contents"/>
          </table:table-cell>
          <table:table-cell table:style-name="TestCases.D2" office:value-type="string">
            <text:p text:style-name="P8">Daniel Lovegrove</text:p>
          </table:table-cell>
        </table:table-row>
        <table:table-row>
          <table:table-cell table:style-name="TestCases.A2" office:value-type="string">
            <text:p text:style-name="P40">Disconnect functionality.</text:p>
          </table:table-cell>
          <table:table-cell table:style-name="TestCases.A2" office:value-type="string">
            <text:p text:style-name="P40">Start up the TCP/IP server, connect to it, disconnect from it, and connect to it.</text:p>
          </table:table-cell>
          <table:table-cell table:style-name="TestCases.A2" office:value-type="string">
            <text:p text:style-name="Table_20_Contents"/>
          </table:table-cell>
          <table:table-cell table:style-name="TestCases.D2" office:value-type="string">
            <text:p text:style-name="P40">Daniel Lovegrove</text:p>
          </table:table-cell>
        </table:table-row>
        <table:table-row>
          <table:table-cell table:style-name="TestCases.A2" office:value-type="string">
            <text:p text:style-name="P41">Error Handling</text:p>
          </table:table-cell>
          <table:table-cell table:style-name="TestCases.A2" office:value-type="string">
            <text:p text:style-name="P41">Issue dummy commands to server and ensure the server stays connected if a bad command is entered.</text:p>
          </table:table-cell>
          <table:table-cell table:style-name="TestCases.A2" office:value-type="string">
            <text:p text:style-name="Table_20_Contents"/>
          </table:table-cell>
          <table:table-cell table:style-name="TestCases.D2" office:value-type="string">
            <text:p text:style-name="P41">Daniel Lovegrove</text:p>
          </table:table-cell>
        </table:table-row>
      </table:table>
      <text:p text:style-name="Text_20_body"/>
      <text:h text:style-name="P24" text:outline-level="2"><text:bookmark-start text:name="__RefHeading___Toc1364_67449277"/>2.2 Test Procedures<text:bookmark-end text:name="__RefHeading___Toc1364_67449277"/></text:h>
      <text:h text:style-name="P26" text:outline-level="3"><text:bookmark-start text:name="__RefHeading___Toc1366_67449277"/>2.2.1 <text:span text:style-name="T7">TCP/IP LED and PB Monitor Functionality</text:span><text:bookmark-end text:name="__RefHeading___Toc1366_67449277"/></text:h>
      <text:p text:style-name="P6">Prerequisites: Be using a Windows machine <text:span text:style-name="T8">with MPLAB X installed, as well as the XC32 compiler and the PIC32 peripheral libraries. The Telnet client must be enabled prior to testing. You must</text:span> have the project file<text:span text:style-name="T14">s</text:span> downloaded, <text:span text:style-name="T9">and a MX7CK board with a micro USB cable and Ethernet cable.</text:span></text:p>
      <table:table table:name="ModularCode" table:style-name="ModularCode">
        <table:table-column table:style-name="ModularCode.A"/>
        <table:table-column table:style-name="ModularCode.B"/>
        <table:table-row>
          <table:table-cell table:style-name="ModularCode.A1" office:value-type="string">
            <text:p text:style-name="P10">Instruction</text:p>
          </table:table-cell>
          <table:table-cell table:style-name="ModularCode.B1" office:value-type="string">
            <text:p text:style-name="P10">P/F</text:p>
          </table:table-cell>
        </table:table-row>
        <table:table-row>
          <table:table-cell table:style-name="ModularCode.A2" office:value-type="string">
            <text:p text:style-name="P12">1. <text:span text:style-name="T11">Using the file explorer GUI, copy the folder P1.3 to C:\tmp\P1.3</text:span></text:p>
          </table:table-cell>
          <table:table-cell table:style-name="ModularCode.B2" office:value-type="string">
            <text:p text:style-name="P11"/>
          </table:table-cell>
        </table:table-row>
        <table:table-row>
          <table:table-cell table:style-name="ModularCode.A2" office:value-type="string">
            <text:p text:style-name="P13"><text:span text:style-name="T8">2. Connect the MX7CK board to your computer with a micro USB cable </text:span>and Ethernet cable<text:span text:style-name="T8">. The small end of the </text:span>USB<text:span text:style-name="T8"> should be plugged into the DEBUG port. </text:span>The Ethernet cable should be connected between the board and the computer. Turn the board ON</text:p>
          </table:table-cell>
          <table:table-cell table:style-name="ModularCode.B2" office:value-type="string">
            <text:p text:style-name="P11"/>
          </table:table-cell>
        </table:table-row>
        <table:table-row>
          <table:table-cell table:style-name="ModularCode.A2" office:value-type="string">
            <text:p text:style-name="P13">3. Open MPLAB X IDE by clicking its icon.</text:p>
          </table:table-cell>
          <table:table-cell table:style-name="ModularCode.B2" office:value-type="string">
            <text:p text:style-name="P11"/>
          </table:table-cell>
        </table:table-row>
        <text:soft-page-break/>
        <table:table-row>
          <table:table-cell table:style-name="ModularCode.A2" office:value-type="string">
            <text:p text:style-name="P13">4. In MPLAB X, click File-&gt;Open Project. Using the file explorer that was opened, open the project C:\tmp\<text:span text:style-name="T16">P1.3</text:span>\TCPIP\”Demo App”\<text:span text:style-name="T12">XC32-PIC32_ETH_SK_ETH795.X</text:span></text:p>
          </table:table-cell>
          <table:table-cell table:style-name="ModularCode.B2" office:value-type="string">
            <text:p text:style-name="P11"/>
          </table:table-cell>
        </table:table-row>
        <table:table-row>
          <table:table-cell table:style-name="ModularCode.A2" office:value-type="string">
            <text:p text:style-name="P14">5. Once the project is open, in MPLAB X click Debug-&gt;Debug Project. This will load the project onto the board. If a dialogue pops up for “Licensed Debugger not Found,” click CerebotMX7CK under Licensed Debugger and click OK. <text:span text:style-name="T9">Wait for the project to start running (LEDs will start rotating).</text:span></text:p>
          </table:table-cell>
          <table:table-cell table:style-name="ModularCode.B2" office:value-type="string">
            <text:p text:style-name="P11"/>
          </table:table-cell>
        </table:table-row>
        <table:table-row>
          <table:table-cell table:style-name="ModularCode.A2" office:value-type="string">
            <text:p text:style-name="P15">6. Open a command prompt by pressing the Windows button and R at the same time, then type cmd.exe and press Enter.</text:p>
          </table:table-cell>
          <table:table-cell table:style-name="ModularCode.B2" office:value-type="string">
            <text:p text:style-name="P11"/>
          </table:table-cell>
        </table:table-row>
        <table:table-row>
          <table:table-cell table:style-name="ModularCode.A2" office:value-type="string">
            <text:p text:style-name="P15">7. <text:span text:style-name="T14">Connect to the board via a Telnet client. From the command prompt, type in the following command (without quotes) and hit enter: “telnet 192.168.1.214 7777”.</text:span></text:p>
          </table:table-cell>
          <table:table-cell table:style-name="ModularCode.B2" office:value-type="string">
            <text:p text:style-name="P11"/>
          </table:table-cell>
        </table:table-row>
        <table:table-row>
          <table:table-cell table:style-name="ModularCode.A2" office:value-type="string">
            <text:p text:style-name="P15">8. <text:span text:style-name="T15">There should be a menu displayed by the board giving instructions on how to use the program, starting with “Enter a command to interact ...”.</text:span></text:p>
          </table:table-cell>
          <table:table-cell table:style-name="ModularCode.B2" office:value-type="string">
            <text:p text:style-name="P11"/>
          </table:table-cell>
        </table:table-row>
        <table:table-row>
          <table:table-cell table:style-name="ModularCode.A2" office:value-type="string">
            <text:p text:style-name="P31">9. Verify that the command line’s cursor is displayed after a yellow dollar sign, signalling that the program is ready to receive commands.</text:p>
          </table:table-cell>
          <table:table-cell table:style-name="ModularCode.B2" office:value-type="string">
            <text:p text:style-name="P11"/>
          </table:table-cell>
        </table:table-row>
        <table:table-row>
          <table:table-cell table:style-name="ModularCode.A2" office:value-type="string">
            <text:p text:style-name="P31">10. <text:span text:style-name="T16">Turn LED2 on and off. First type (without quotes) “LED2” and hit enter. Verify that LED2 is now on, and that the server sent a message saying LED2 is on. Type “~LED2” and hit enter. Verify that LED2 is now off, and that the server sent a message saying LED2 is off.</text:span></text:p>
          </table:table-cell>
          <table:table-cell table:style-name="ModularCode.B2" office:value-type="string">
            <text:p text:style-name="P11"/>
          </table:table-cell>
        </table:table-row>
        <table:table-row>
          <table:table-cell table:style-name="ModularCode.A2" office:value-type="string">
            <text:p text:style-name="P31">1<text:span text:style-name="T16">1</text:span>. <text:span text:style-name="T16">Turn LED3 on and off. First type (without quotes) “LED3” and hit enter. Verify that LED3 is now on, and that the server sent a message saying LED3 is on. Type “~LED3” and hit enter. Verify that LED3 is now off, and that the server sent a message saying LED3 is off.</text:span></text:p>
          </table:table-cell>
          <table:table-cell table:style-name="ModularCode.B2" office:value-type="string">
            <text:p text:style-name="P11"/>
          </table:table-cell>
        </table:table-row>
        <table:table-row>
          <table:table-cell table:style-name="ModularCode.A2" office:value-type="string">
            <text:p text:style-name="P31">1<text:span text:style-name="T16">2</text:span>. <text:span text:style-name="T16">Turn LED4 on and off. First type (without quotes) “LED4” and hit enter. Verify that LED4 is now on, and that the server sent a message saying LED4 is on. Type “~LED4” and hit enter. Verify that LED4 is now off, and that the server sent a message saying LED3 is off.</text:span></text:p>
          </table:table-cell>
          <table:table-cell table:style-name="ModularCode.B2" office:value-type="string">
            <text:p text:style-name="P11"/>
          </table:table-cell>
        </table:table-row>
        <table:table-row>
          <table:table-cell table:style-name="ModularCode.A2" office:value-type="string">
            <text:p text:style-name="P32">13. Monitor BTN1. Without pressing any buttons, type “BTN1” and hit enter. The server should send a response to the console that BTN1 is NOT pressed. Now, type in the command “BTN1” again, and while holding BTN1 down, press enter. BTN1 is the button furthest from the USB cable. The server should send a response to the console that BTN1 is pressed.</text:p>
          </table:table-cell>
          <table:table-cell table:style-name="ModularCode.B2" office:value-type="string">
            <text:p text:style-name="P11"/>
          </table:table-cell>
        </table:table-row>
        <table:table-row>
          <table:table-cell table:style-name="ModularCode.A2" office:value-type="string">
            <text:p text:style-name="P32">14. Monitor BTN2. Without pressing any buttons, type “BTN2” and hit enter. The server should send a response to the console that BTN2 is NOT pressed. Now, type in the command “BTN2” again, and while holding BTN2 down, press enter. BTN2 is the middle button. The server should send a response to the console that BTN2 is pressed.</text:p>
          </table:table-cell>
          <table:table-cell table:style-name="ModularCode.B2" office:value-type="string">
            <text:p text:style-name="P11"/>
          </table:table-cell>
        </table:table-row>
        <table:table-row>
          <table:table-cell table:style-name="ModularCode.A2" office:value-type="string">
            <text:p text:style-name="P32">15. Monitor BTN3. Without pressing any buttons, type “BTN3” and hit enter. The server should send a response to the console that BTN3 is NOT pressed. Now, type in the command “BTN3” again, and while holding BTN3 down, press enter. BTN3 is the button closest to the USB cable. The server should send a response to the console that BTN3 is presse<text:span text:style-name="T17">d.</text:span></text:p>
          </table:table-cell>
          <table:table-cell table:style-name="ModularCode.B2" office:value-type="string">
            <text:p text:style-name="P11"/>
          </table:table-cell>
        </table:table-row>
      </table:table>
      <text:h text:style-name="P27" text:outline-level="3"><text:bookmark-start text:name="__RefHeading___Toc269_1733111289"/><text:soft-page-break/>2.2.<text:span text:style-name="T17">2</text:span> <text:span text:style-name="T17">Server Disconnect Functionality</text:span><text:bookmark-end text:name="__RefHeading___Toc269_1733111289"/></text:h>
      <text:p text:style-name="P19"><text:span text:style-name="T2">P</text:span><text:span text:style-name="T1">rerequisites: Have completed up to step 15 of 2.2.1, and have the server still running on the Windows command line.</text:span></text:p>
      <table:table table:name="Table2" table:style-name="Table2">
        <table:table-column table:style-name="Table2.A"/>
        <table:table-column table:style-name="Table2.B"/>
        <table:table-row>
          <table:table-cell table:style-name="Table2.A1" office:value-type="string">
            <text:p text:style-name="P39">Instruction</text:p>
          </table:table-cell>
          <table:table-cell table:style-name="Table2.B1" office:value-type="string">
            <text:p text:style-name="P39">P/F</text:p>
          </table:table-cell>
        </table:table-row>
        <table:table-row>
          <table:table-cell table:style-name="Table2.A2" office:value-type="string">
            <text:p text:style-name="P33">1. <text:span text:style-name="T18">The server should still be running from test 2.2.1. If not, complete Step 1-9 of test 2.2.1.</text:span></text:p>
          </table:table-cell>
          <table:table-cell table:style-name="Table2.B2" office:value-type="string">
            <text:p text:style-name="P35"/>
          </table:table-cell>
        </table:table-row>
        <table:table-row>
          <table:table-cell table:style-name="Table2.A2" office:value-type="string">
            <text:p text:style-name="P34"><text:span text:style-name="T8">2. The server should quit by entering Q. Type Q and hit enter. The server should disconnect.</text:span></text:p>
          </table:table-cell>
          <table:table-cell table:style-name="Table2.B2" office:value-type="string">
            <text:p text:style-name="P35"/>
          </table:table-cell>
        </table:table-row>
        <table:table-row>
          <table:table-cell table:style-name="Table2.A2" office:value-type="string">
            <text:p text:style-name="P36">3. Verify that you can reconnect. Reconnect by following step 7 of 2.2.1. The server should have sent the same help menu from before and should be accepting input after the dollar sign.</text:p>
          </table:table-cell>
          <table:table-cell table:style-name="Table2.B2" office:value-type="string">
            <text:p text:style-name="P35"/>
          </table:table-cell>
        </table:table-row>
        <table:table-row>
          <table:table-cell table:style-name="Table2.A2" office:value-type="string">
            <text:p text:style-name="P36">4. Redo step 10 of 2.2.1 and verify that the LEDs are still working after reconnecting.</text:p>
          </table:table-cell>
          <table:table-cell table:style-name="Table2.B2" office:value-type="string">
            <text:p text:style-name="P35"/>
          </table:table-cell>
        </table:table-row>
        <table:table-row>
          <table:table-cell table:style-name="Table2.A2" office:value-type="string">
            <text:p text:style-name="P34"><text:span text:style-name="T18">5. The server should quit by entering q as well. Type q and hit enter. The server should disconnect.</text:span></text:p>
          </table:table-cell>
          <table:table-cell table:style-name="Table2.B2" office:value-type="string">
            <text:p text:style-name="P35"/>
          </table:table-cell>
        </table:table-row>
        <table:table-row>
          <table:table-cell table:style-name="Table2.A2" office:value-type="string">
            <text:p text:style-name="P36">6. Verify that you can reconnect. Reconnect by following step 7 of 2.2.1. The server should have sent the same help menu from before and should be accepting input after the dollar sign.</text:p>
          </table:table-cell>
          <table:table-cell table:style-name="Table2.B2" office:value-type="string">
            <text:p text:style-name="P35"/>
          </table:table-cell>
        </table:table-row>
        <table:table-row>
          <table:table-cell table:style-name="Table2.A2" office:value-type="string">
            <text:p text:style-name="P36">7. <text:span text:style-name="T24">R</text:span>edo step 11 of 2.2.1 and verify that the LEDs are still working after reconnecting.</text:p>
          </table:table-cell>
          <table:table-cell table:style-name="Table2.B2" office:value-type="string">
            <text:p text:style-name="P35"/>
          </table:table-cell>
        </table:table-row>
      </table:table>
      <text:h text:style-name="P28" text:outline-level="3"/>
      <text:h text:style-name="P28" text:outline-level="3"><text:bookmark-start text:name="__RefHeading___Toc271_1733111289"/>2.2.<text:span text:style-name="T19">3</text:span> <text:span text:style-name="T18">Error Handling</text:span><text:bookmark-end text:name="__RefHeading___Toc271_1733111289"/></text:h>
      <text:p text:style-name="P19"><text:span text:style-name="T2">P</text:span><text:span text:style-name="T1">rerequisites: Have completed up to step 7 of 2.2.2, and have the server still running on the Windows command line.</text:span></text:p>
      <table:table table:name="Table1" table:style-name="Table1">
        <table:table-column table:style-name="Table1.A"/>
        <table:table-column table:style-name="Table1.B"/>
        <table:table-row>
          <table:table-cell table:style-name="Table1.A1" office:value-type="string">
            <text:p text:style-name="P39">Instruction</text:p>
          </table:table-cell>
          <table:table-cell table:style-name="Table1.B1" office:value-type="string">
            <text:p text:style-name="P39">P/F</text:p>
          </table:table-cell>
        </table:table-row>
        <table:table-row>
          <table:table-cell table:style-name="Table1.A2" office:value-type="string">
            <text:p text:style-name="P33">1. <text:span text:style-name="T18">The server should still be running from test 2.2.2. If not, complete Step 1-9 of test 2.2.1.</text:span></text:p>
          </table:table-cell>
          <table:table-cell table:style-name="Table1.B2" office:value-type="string">
            <text:p text:style-name="P35"/>
          </table:table-cell>
        </table:table-row>
        <table:table-row>
          <table:table-cell table:style-name="Table1.A2" office:value-type="string">
            <text:p text:style-name="P34"><text:span text:style-name="T8">2. Verify that the server does not disconnect after issuing a bad command. Type “LED5” in and press enter. The server should have responded with “Invalid Command”.</text:span></text:p>
          </table:table-cell>
          <table:table-cell table:style-name="Table1.B2" office:value-type="string">
            <text:p text:style-name="P35"/>
          </table:table-cell>
        </table:table-row>
        <table:table-row>
          <table:table-cell table:style-name="Table1.A2" office:value-type="string">
            <text:p text:style-name="P36"><text:span text:style-name="T19">3</text:span>. Redo step 10 of 2.2.1 and verify that the LEDs still work after <text:span text:style-name="T19">issuing a bad command</text:span>.</text:p>
          </table:table-cell>
          <table:table-cell table:style-name="Table1.B2" office:value-type="string">
            <text:p text:style-name="P35"/>
          </table:table-cell>
        </table:table-row>
        <table:table-row>
          <table:table-cell table:style-name="Table1.A2" office:value-type="string">
            <text:p text:style-name="P37">4. Enter another <text:span text:style-name="T20">bogus</text:span> command of your choice <text:span text:style-name="T22">which must be less than</text:span> 1<text:span text:style-name="T21">9</text:span> characters. <text:span text:style-name="T20">The server should still respond with “Invalid Command”.</text:span></text:p>
          </table:table-cell>
          <table:table-cell table:style-name="Table1.B2" office:value-type="string">
            <text:p text:style-name="P35"/>
          </table:table-cell>
        </table:table-row>
        <table:table-row>
          <table:table-cell table:style-name="Table1.A2" office:value-type="string">
            <text:p text:style-name="P38">5. Quit the server by typing “q” and hitting enter. Quit the Windows command line, and optionally, delete the folder C:\tmp\P1.3.</text:p>
          </table:table-cell>
          <table:table-cell table:style-name="Table1.B2" office:value-type="string">
            <text:p text:style-name="P35"/>
          </table:table-cell>
        </table:table-row>
      </table:table>
      <text:p text:style-name="P17"><text:span text:style-name="T1"/></text:p>
      <text:h text:style-name="P23" text:outline-level="1"><text:bookmark-start text:name="__RefHeading___Toc1369_67449277"/><text:span text:style-name="T10">3</text:span>. TEST PLAN TEMPLATE APPROVAL<text:bookmark-end text:name="__RefHeading___Toc1369_67449277"/></text:h>
      <text:p text:style-name="P5">The undersigned acknowledge they have reviewed the P1.<text:span text:style-name="T23">3</text:span> Test Plan and Procedure document and agree with the approach it presents. Any changes to this Requirements Definition will be coordinated with and approved by the undersigned or their designated representatives.</text:p>
      <text:p text:style-name="P5"/>
      <text:p text:style-name="P5">Signature (TA) ______________________________________ <text:s/>Date: ______________</text:p>
      <text:p text:style-name="P5">Print Name: <text:s text:c="4"/>______________________________________</text:p>
      <text:p text:style-name="P5">Title: <text:s text:c="15"/>______________________________________</text:p>
      <text:p text:style-name="P5">Role: <text:s text:c="15"/>______________________________________</text:p>
      <text:p text:style-name="P5"/>
      <text:h text:style-name="P21" text:outline-level="1"><text:bookmark-start text:name="__RefHeading___Toc1371_67449277"/><text:span text:style-name="T10">4</text:span>. REFERENCES<text:bookmark-end text:name="__RefHeading___Toc1371_67449277"/></text:h>
      <text:p text:style-name="P7">K. Ferens, “ECE 3740 Systems Engineering Principles 1,” 15 September 2001. [Online]. Available: http://ece.eng.umanitoba.ca/undergradutate/ECE3740/. [Accessed 17 September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shadow="none"/>
      <style:text-properties fo:font-size="16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normal"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20:30:00.408526350</meta:creation-date>
    <dc:date>2017-10-03T14:14:25.699958672</dc:date>
    <meta:editing-duration>PT2H42M23S</meta:editing-duration>
    <meta:editing-cycles>21</meta:editing-cycles>
    <meta:generator>LibreOffice/5.1.6.2$Linux_X86_64 LibreOffice_project/10m0$Build-2</meta:generator>
    <meta:document-statistic meta:table-count="4" meta:image-count="0" meta:object-count="0" meta:page-count="6" meta:paragraph-count="82" meta:word-count="1223" meta:character-count="7227" meta:non-whitespace-character-count="6048"/>
  </office:meta>
</office:document-meta>
</file>